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weight="bold" style:font-name-asian="Verdana1" style:font-weight-asian="bold" style:font-name-complex="Verdana1"/>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3">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margin-top="0in" fo:margin-bottom="0.1665in" loext:contextual-spacing="false" fo:line-height="100%"/>
    </style:style>
    <style:style style:name="P38" style:family="paragraph" style:parent-style-name="Heading_20_1" style:list-style-name="WWNum5"/>
    <style:style style:name="P39" style:family="paragraph" style:parent-style-name="Heading_20_1" style:list-style-name="WWNum5">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tyle="normal" style:text-underline-style="none" fo:font-weight="bold" style:font-name-asian="Verdana1" style:font-style-asian="normal" style:font-weight-asian="bold" style:font-name-complex="Verdana1"/>
    </style:style>
    <style:style style:name="T18"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color="#1155cc"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none"/>
    </style:style>
    <style:style style:name="T23" style:family="text">
      <style:text-properties style:font-name="Arial" fo:font-size="11pt" style:font-name-asian="Arial1" style:font-size-asian="11pt" style:font-name-complex="Arial1" style:font-size-complex="11pt"/>
    </style:style>
    <style:style style:name="T24" style:family="text">
      <style:text-properties style:font-name="Arial" fo:font-size="11pt" fo:font-weight="bold" style:font-name-asian="Arial1" style:font-size-asian="11pt" style:font-weight-asian="bold" style:font-name-complex="Arial1" style:font-size-complex="11pt"/>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Taller de repaso para FCT</text:span><text:span text:style-name="T2"><text:line-break/></text:span><text:span text:style-name="T3">Montaje y configuración de un equipo informático de sobremesa</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5"><text:span text:style-name="T5">Departamento de informática IES Serra Perenxisa</text:span><draw:frame draw:style-name="fr3" draw:name="image2.png" text:anchor-type="char" svg:x="5.25in" svg:y="0.0728in" svg:width="1.0091in" svg:height="0.3535in" draw:z-index="1"><draw:image xlink:href="Pictures/100002010000007600000029ABF5F7A91F7A9EF9.png" xlink:type="simple" xlink:show="embed" xlink:actuate="onLoad" loext:mime-type="image/png"/></draw:frame></text:p>
      <text:p text:style-name="P4"><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
      <text:p text:style-name="P10"><text:span text:style-name="T9"><text:s/>💬</text:span> <text:span text:style-name="T10">Interesante</text:span></text:p>
      <text:p text:style-name="P12"><text:span text:style-name="T13">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Introducción<text:tab/>3</text:span></text:a></text:p>
          <text:p text:style-name="P14"><text:soft-page-break/><text:a xlink:type="simple" xlink:href="#_9egngbpvggrz" text:style-name="Index_20_Link" text:visited-style-name="Index_20_Link"><text:span text:style-name="T17">2. Material necesario<text:tab/>3</text:span></text:a></text:p>
          <text:p text:style-name="P14"><text:a xlink:type="simple" xlink:href="#_ei6lumpm3na6" text:style-name="Index_20_Link" text:visited-style-name="Index_20_Link"><text:span text:style-name="T17">3. Propuesta de actividades a realizar durante el taller<text:tab/>3</text:span></text:a></text:p>
          <text:p text:style-name="P14"><text:a xlink:type="simple" xlink:href="#_cdn2aiauc07" text:style-name="Index_20_Link" text:visited-style-name="Index_20_Link"><text:span text:style-name="T17">4. Principales pasos para montar un equipo de sobremesa<text:tab/>4</text:span></text:a></text:p>
          <text:p text:style-name="P14"><text:a xlink:type="simple" xlink:href="#_mddm13ai61n6" text:style-name="Index_20_Link" text:visited-style-name="Index_20_Link"><text:span text:style-name="T17">5. Preguntas frecuentes</text:span></text:a><text:a xlink:type="simple" xlink:href="#_mddm13ai61n6" text:style-name="Index_20_Link" text:visited-style-name="Index_20_Link"><text:span text:style-name="T18"><text:tab/>4</text:span></text:a></text:p>
        </text:index-body>
      </text:table-of-content>
      <text:p text:style-name="P13"/>
      <text:p text:style-name="P16"/>
      <text:p text:style-name="P16"/>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9"><text:span text:style-name="T14">Montaje y configuración de un equipo informático de sobremesa</text:span></text:p>
      <text:list xml:id="list1111606956" text:style-name="WWNum5">
        <text:list-item>
          <text:p text:style-name="P39"><text:bookmark text:name="_dbh0n1vac4c8"/>Introducción</text:p>
        </text:list-item>
      </text:list>
      <text:p text:style-name="Standard">En este taller, repasaremos los pasos necesarios para configurar y montar un equipo informático de sobremesa. Aprenderemos los componentes esenciales que se necesitan, las precauciones de seguridad a tomar y las pruebas que deben realizarse para asegurarnos de que todo funciona correctamente.</text:p>
      <text:list xml:id="list132327334321872" text:continue-numbering="true" text:style-name="WWNum5">
        <text:list-item>
          <text:p text:style-name="P38"><text:bookmark text:name="_9egngbpvggrz"/>Material necesario</text:p>
        </text:list-item>
      </text:list>
      <text:list xml:id="list11990723" text:style-name="WWNum2">
        <text:list-item>
          <text:p text:style-name="P24">Ordenador de sobremesa completo (incluyendo chasis, fuente de alimentación, placa base, procesador, memoria RAM, disco duro, unidad óptica, tarjeta gráfica, tarjeta de sonido, tarjeta de red, teclado, ratón y monitor)</text:p>
        </text:list-item>
        <text:list-item>
          <text:p text:style-name="P27">Herramientas para montaje (destornillador, alicates, etc.)</text:p>
        </text:list-item>
        <text:list-item>
          <text:p text:style-name="P31"><text:soft-page-break/>Pendrive USB arrancable para instalar software de diagnóstico Hiren’s Boot CD <text:s/><text:a xlink:type="simple" xlink:href="https://www.hirensbootcd.org/" text:style-name="ListLabel_20_37" text:visited-style-name="ListLabel_20_37"><text:span text:style-name="T20">https://www.hirensbootcd.org/</text:span></text:a></text:p>
        </text:list-item>
      </text:list>
      <text:list xml:id="list132327767611860" text:continue-list="list132327334321872" text:style-name="WWNum5">
        <text:list-item>
          <text:p text:style-name="P38"><text:bookmark text:name="_ei6lumpm3na6"/>Propuesta de actividades a realizar durante el taller</text:p>
        </text:list-item>
      </text:list>
      <text:list xml:id="list2848241351" text:style-name="WWNum3">
        <text:list-item>
          <text:p text:style-name="P25"><text:span text:style-name="T10">Presentación del taller (5 minutos)</text:span>:</text:p>
          <text:list>
            <text:list-item>
              <text:p text:style-name="P35">El profesorado explicará brevemente los objetivos del taller y los materiales necesarios.</text:p>
            </text:list-item>
          </text:list>
        </text:list-item>
        <text:list-item>
          <text:p text:style-name="P28"><text:span text:style-name="T10">Identificación de componentes (15 minutos):</text:span> </text:p>
          <text:list>
            <text:list-item>
              <text:p text:style-name="P35">El profesorado mostrará los componentes de un ordenador de sobremesa y explicará su función y cómo identificarlos.</text:p>
            </text:list-item>
            <text:list-item>
              <text:p text:style-name="P35"><text:span text:style-name="T10">Consejo para el profesorado:</text:span> </text:p>
              <text:list>
                <text:list-item>
                  <text:p text:style-name="P36">Es importante que los estudiantes comprendan la función de cada componente antes de comenzar a montar el equipo.</text:p>
                </text:list-item>
              </text:list>
            </text:list-item>
          </text:list>
        </text:list-item>
        <text:list-item>
          <text:p text:style-name="P28"><text:span text:style-name="T10">Preparación de la caja/chasis (15 minutos)</text:span>: </text:p>
          <text:list>
            <text:list-item>
              <text:p text:style-name="P35">Los estudiantes aprenderán cómo preparar la caja/chasis para recibir los componentes.</text:p>
            </text:list-item>
            <text:list-item>
              <text:p text:style-name="P35"><text:span text:style-name="T10">Consejo para el profesorado:</text:span> </text:p>
              <text:list>
                <text:list-item>
                  <text:p text:style-name="P36">Es importante que los estudiantes tomen precauciones de seguridad, como descargar la electricidad estática antes de manipular los componentes.</text:p>
                </text:list-item>
              </text:list>
            </text:list-item>
          </text:list>
        </text:list-item>
        <text:list-item>
          <text:p text:style-name="P28"><text:span text:style-name="T10">Montaje de componentes (40 minutos):</text:span> </text:p>
          <text:list>
            <text:list-item>
              <text:p text:style-name="P35">Los estudiantes montarán los componentes en el chasis, siguiendo las instrucciones y el orden propuesto por el profesorado.</text:p>
            </text:list-item>
            <text:list-item>
              <text:p text:style-name="P35"><text:span text:style-name="T21">En un punto separado (punto 4) explicaremos los principales pasos para montar un equipo de sobremesa</text:span>.</text:p>
            </text:list-item>
          </text:list>
        </text:list-item>
        <text:list-item>
          <text:p text:style-name="P28"><text:span text:style-name="T10">Conexión de periféricos (15 minutos):</text:span> </text:p>
          <text:list>
            <text:list-item>
              <text:p text:style-name="P35">Los estudiantes aprenderán cómo conectar periféricos como teclado, ratón, altavoz y monitor al ordenador.</text:p>
            </text:list-item>
          </text:list>
        </text:list-item>
        <text:list-item>
          <text:p text:style-name="P28"><text:span text:style-name="T10">Pruebas de funcionamiento (30 minutos):</text:span> </text:p>
          <text:list>
            <text:list-item>
              <text:p text:style-name="P35">Los estudiantes realizarán pruebas para asegurarse de que el equipo funciona correctamente, como la prueba de encendido, prueba de conexión a Internet, y otras pruebas opcionales de diagnóstico.</text:p>
            </text:list-item>
            <text:list-item>
              <text:p text:style-name="P35">Pueden ayudarte herramientas como AIDA64, HWiNFO y CPU-Z.</text:p>
            </text:list-item>
            <text:list-item>
              <text:p text:style-name="P35">También utilizará como herramienta de apoyo un pendrive USB con Hiren’s Boot CD <text:a xlink:type="simple" xlink:href="https://www.hirensbootcd.org/" text:style-name="ListLabel_20_37" text:visited-style-name="ListLabel_20_37"><text:span text:style-name="T20">https://www.hirensbootcd.org/</text:span></text:a> para realizar diagnóstico.</text:p>
            </text:list-item>
          </text:list>
        </text:list-item>
        <text:list-item>
          <text:p text:style-name="P32"><text:span text:style-name="T10">Conclusiones y preguntas (10 minutos):</text:span> El profesor repasará los aspectos más importantes del taller y responderá las preguntas que los estudiantes puedan tener.</text:p>
        </text:list-item>
      </text:list>
      <text:list xml:id="list132328703676646" text:continue-list="list132327767611860" text:style-name="WWNum5">
        <text:list-item>
          <text:p text:style-name="P38"><text:bookmark text:name="_cdn2aiauc07"/>Principales pasos para montar un equipo de sobremesa</text:p>
        </text:list-item>
      </text:list>
      <text:list xml:id="list3855503957" text:style-name="WWNum4">
        <text:list-item>
          <text:p text:style-name="P26"><text:span text:style-name="T10">Precauciones:</text:span> Es importante seguir todas las medidas de seguridad necesarias durante el proceso de montaje, como desconectar los equipos y usar una pulsera antiestática para evitar descargas eléctricas, trabajar en un área limpia y despejada, y manipular los componentes con cuidado para evitar daños o roturas.</text:p>
        </text:list-item>
        <text:list-item>
          <text:p text:style-name="P29"><text:span text:style-name="T10">Preparación del área de trabajo:</text:span> Es importante tener un espacio de trabajo limpio y despejado para evitar dañar los componentes del equipo durante el proceso de montaje. Además, es recomendable usar una pulsera antiestática para prevenir descargas eléctricas en los componentes.</text:p>
        </text:list-item>
        <text:list-item>
          <text:p text:style-name="P29"><text:span text:style-name="T10">Montaje de la fuente de alimentación:</text:span> La fuente de alimentación se instala en la parte posterior de la caja. Se deben alinear los agujeros de la fuente de alimentación con los de la caja y fijarla con tornillos.</text:p>
        </text:list-item>
        <text:list-item>
          <text:p text:style-name="P29"><text:soft-page-break/><text:span text:style-name="T10">Instalación de la placa base:</text:span> La placa base se debe colocar en el interior de la caja. Se debe alinear la placa base con los agujeros de la caja y asegurarse de que los conectores traseros de la placa base estén en la parte trasera de la caja. Se deben fijar los tornillos en los agujeros de la placa base.</text:p>
        </text:list-item>
        <text:list-item>
          <text:p text:style-name="P29"><text:span text:style-name="T10">Instalación del procesador</text:span>: El procesador se debe instalar en la placa base. Primero, se debe abrir la palanca del zócalo de la CPU y levantarla. Después, se debe colocar el procesador en el zócalo, asegurándose de que esté correctamente alineado y presionarlo suavemente en su lugar. Finalmente, se debe cerrar la palanca del zócalo para asegurar el procesador.</text:p>
        </text:list-item>
        <text:list-item>
          <text:p text:style-name="P29"><text:span text:style-name="T10">Instalación de la memoria RAM:</text:span> La memoria RAM se instala en los zócalos de la placa base. Se deben abrir las palancas laterales de los zócalos, colocar la memoria RAM en el zócalo correspondiente, asegurándose de que esté correctamente alineada, y presionarla suavemente hacia abajo hasta que las palancas laterales se cierren por sí solas.</text:p>
        </text:list-item>
        <text:list-item>
          <text:p text:style-name="P29"><text:span text:style-name="T10">Instalación del disco duro y la unidad óptica:</text:span> El disco duro y la unidad óptica se instalan en las bahías correspondientes de la caja. Se deben alinear los agujeros del disco duro o la unidad óptica con los de la bahía correspondiente y fijarlos con tornillos.</text:p>
        </text:list-item>
        <text:list-item>
          <text:p text:style-name="P29"><text:span text:style-name="T10">Instalación de las tarjetas de expansión</text:span>: Las tarjetas de expansión, como la tarjeta gráfica o la tarjeta de sonido, se instalan en los zócalos de la placa base correspondientes. Se deben alinear las tarjetas con los zócalos y presionarlas suavemente hacia abajo hasta que queden fijadas.</text:p>
        </text:list-item>
        <text:list-item>
          <text:p text:style-name="P29"><text:span text:style-name="T10">Conexión de los cables:</text:span> Se deben conectar los cables de alimentación de la fuente de alimentación a la placa base y a los demás componentes correspondientes como los cables de la unidad óptica, el disco duro, etc. Además, deben conectarse los cables de la caja (encendido, reset, LED disco duro, etc.) a la placa base.</text:p>
        </text:list-item>
        <text:list-item>
          <text:p text:style-name="P29"><text:span text:style-name="T10">Montaje de los ventiladores:</text:span> Los ventiladores se deben fijar en los puntos de montaje correspondientes en la caja, asegurándose de que estén alineados correctamente y fijados con tornillos.</text:p>
        </text:list-item>
        <text:list-item>
          <text:p text:style-name="P33"><text:span text:style-name="T10">Cierre de la caja:</text:span> Finalmente, se debe cerrar la caja y finalizar la instalación, asegurándose de que todos los tornillos estén bien fijados y que no hayan quedado cables sueltos que puedan obstruir la circulación del aire o interferir con el funcionamiento del equipo.</text:p>
        </text:list-item>
      </text:list>
      <text:list xml:id="list132328751392364" text:continue-list="list132328703676646" text:style-name="WWNum5">
        <text:list-item>
          <text:p text:style-name="P39"><text:bookmark text:name="_mddm13ai61n6"/>Preguntas frecuentes</text:p>
        </text:list-item>
      </text:list>
      <text:p text:style-name="P37">A continuación presentamos algunas preguntas frecuentes relacionadas con la actividad.</text:p>
      <text:list xml:id="list797508582" text:style-name="WWNum1">
        <text:list-item>
          <text:p text:style-name="P30"><text:span text:style-name="T10">¿Qué precauciones de seguridad debo tomar al manipular componentes electrónicos?</text:span> Debes descargar la electricidad estática antes de manipular los componentes y no tocar los componentes con las manos desnudas.</text:p>
        </text:list-item>
        <text:list-item>
          <text:p text:style-name="P30"><text:span text:style-name="T10">¿Qué pasa si me equivoco al conectar un componente?</text:span> Si no se conecta correctamente, el componente puede no funcionar o incluso dañarse. Es importante prestar atención a la polaridad y asegurarse de que está conectado correctamente.</text:p>
        </text:list-item>
        <text:list-item>
          <text:p text:style-name="P30"><text:span text:style-name="T10">¿Qué componentes son necesarios para montar un equipo informático de sobremesa?</text:span> Los componentes esenciales incluyen la caja/chasis, la fuente de alimentación, la placa base, el procesador, la memoria RAM, el disco duro, la unidad óptica, la tarjeta gráfica, la tarjeta de sonido, la tarjeta de red, el teclado, el ratón y el monitor.</text:p>
        </text:list-item>
        <text:list-item>
          <text:p text:style-name="P30"><text:span text:style-name="T10">¿Qué tipo de herramientas necesito para montar un equipo informático de sobremesa?</text:span> Las herramientas necesarias incluyen un destornillador y alicates.</text:p>
        </text:list-item>
        <text:list-item>
          <text:p text:style-name="P30"><text:span text:style-name="T10">¿Qué pasa si mi ordenador no se enciende después de montarlo?</text:span> Puede haber varios motivos para esto. El profesorado puede guiar al estudiante a través de la solución de problemas para identificar la causa del problema.</text:p>
        </text:list-item>
        <text:list-item>
          <text:p text:style-name="P30"><text:span text:style-name="T10">¿Qué tipo de software de diagnóstico puedo usar para comprobar si mi equipo funciona correctamente?</text:span> Hay varios programas de diagnóstico disponibles, como AIDA64, HWiNFO y CPU-Z, que pueden proporcionar información detallada sobre el rendimiento de los componentes. También se puede usar un pendrive USB con herramientas de diagnóstico como Hiren’s Boot CD.</text:p>
        </text:list-item>
        <text:list-item>
          <text:p text:style-name="P30"><text:span text:style-name="T10">¿Cómo puedo preparar un USB arrancable para instalar Hiren’s Boot CD?</text:span> Para preparar un USB arrancable, se necesita un archivo ISO de Hiren’s Boot CD y un software de creación de USB arrancable, como Rufus o UNetbootin. Se debe seleccionar la unidad USB como destino, elegir la opción de crear un USB arrancable y seleccionar el archivo ISO. El software se encargará de crear el USB arrancable y se podrá utilizar para instalar el sistema operativo en el equipo.</text:p>
        </text:list-item>
        <text:list-item>
          <text:p text:style-name="P34"><text:span text:style-name="T10">¿Puedo mejorar el rendimiento de mi equipo instalando más memoria RAM o una tarjeta gráfica más potente?</text:span> Sí, actualizar los componentes del equipo puede mejorar su rendimiento, pero es importante asegurarse de que sean compatibles con el equipo existente antes de instalarlo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Taller de repaso para FCT<text:tab/><text:tab/>Montaje y configuración de un equipo informático de sobremesa</text:span></text:p>
      </style:header>
      <style:footer>
        <text:p text:style-name="MP4"><text:span text:style-name="MT1"><text:tab/><text:tab/>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8" meta:word-count="1422" meta:character-count="8980" meta:non-whitespace-character-count="7658"/>
    <meta:generator>LibreOfficeDev/6.0.5.2$Linux_X86_64 LibreOffice_project/</meta:generator>
  </office:meta>
</office:document-meta>
</file>